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50%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font-size="11pt" fo:font-weight="bold" style:font-size-asian="11pt" style:font-weight-asian="bold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text-properties fo:font-size="9pt" style:font-size-asian="9pt"/>
    </style:style>
    <style:style style:name="P8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-0.9374in" fo:line-height="150%" fo:text-indent="0in" style:auto-text-indent="false">
        <style:tab-stops>
          <style:tab-stop style:position="0.8752in"/>
          <style:tab-stop style:position="3.3126in"/>
          <style:tab-stop style:position="4in"/>
          <style:tab-stop style:position="4.6252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in" fo:margin-right="-0.9374in" fo:line-height="150%" fo:text-indent="0in" style:auto-text-indent="false">
        <style:tab-stops>
          <style:tab-stop style:position="0.8752in"/>
          <style:tab-stop style:position="3.3126in"/>
          <style:tab-stop style:position="4in"/>
          <style:tab-stop style:position="4.6252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.8752in" fo:margin-right="-0.9374in" fo:line-height="150%" fo:text-indent="-0.8752in" style:auto-text-indent="false">
        <style:tab-stops>
          <style:tab-stop style:position="0.8752in"/>
          <style:tab-stop style:position="3.3126in"/>
          <style:tab-stop style:position="4in"/>
          <style:tab-stop style:position="4.6252in"/>
        </style:tab-stops>
      </style:paragraph-properties>
      <style:text-properties fo:font-weight="bold" style:font-weight-asian="bold"/>
    </style:style>
    <style:style style:name="P12" style:family="paragraph" style:parent-style-name="Standard">
      <style:paragraph-properties fo:margin-left="0.8799in" fo:margin-right="-0.9402in" fo:line-height="150%" fo:text-indent="-0.8799in" style:auto-text-indent="false">
        <style:tab-stops>
          <style:tab-stop style:position="0.8752in"/>
          <style:tab-stop style:position="3.3126in"/>
          <style:tab-stop style:position="4in"/>
          <style:tab-stop style:position="4.6252in"/>
        </style:tab-stops>
      </style:paragraph-properties>
      <style:text-properties fo:font-weight="bold" style:font-weight-asian="bold"/>
    </style:style>
    <style:style style:name="P13" style:family="paragraph" style:parent-style-name="Text_20_body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5" style:family="paragraph" style:parent-style-name="Standard">
      <style:text-properties fo:font-size="11pt" style:font-size-asian="11pt"/>
    </style:style>
    <style:style style:name="P16" style:family="paragraph" style:parent-style-name="Standard" style:list-style-name="WW8Num1">
      <style:text-properties fo:font-size="11pt" style:font-size-asian="11pt"/>
    </style:style>
    <style:style style:name="P17" style:family="paragraph" style:parent-style-name="Standard">
      <style:text-properties fo:font-size="11pt" fo:font-weight="bold" style:font-size-asian="11pt" style:font-weight-asian="bold"/>
    </style:style>
    <style:style style:name="P18" style:family="paragraph" style:parent-style-name="Standard">
      <style:paragraph-properties fo:line-height="150%"/>
      <style:text-properties fo:font-weight="bold" style:font-weight-asian="bold"/>
    </style:style>
    <style:style style:name="P19" style:family="paragraph" style:parent-style-name="Standard">
      <style:paragraph-properties fo:margin-left="0in" fo:margin-right="-0.9374in" fo:line-height="150%" fo:text-indent="0in" style:auto-text-indent="false">
        <style:tab-stops>
          <style:tab-stop style:position="0.8752in"/>
          <style:tab-stop style:position="3.3126in"/>
          <style:tab-stop style:position="4in"/>
          <style:tab-stop style:position="4.6252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Heading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style="italic" style:font-size-asian="11pt" style:font-style-asian="italic"/>
    </style:style>
    <style:style style:name="T5" style:family="text">
      <style:text-properties fo:font-size="11pt" style:text-underline-style="solid" style:text-underline-width="auto" style:text-underline-color="font-color" fo:font-weight="normal" style:font-size-asian="11pt" style:font-weight-asian="normal"/>
    </style:style>
    <style:style style:name="T6" style:family="text">
      <style:text-properties fo:font-size="11pt" style:text-underline-style="solid" style:text-underline-width="auto" style:text-underline-color="font-color" fo:font-weight="normal" style:font-size-asian="11pt" style:font-weight-asian="normal" style:font-weight-complex="normal"/>
    </style:style>
    <style:style style:name="T7" style:family="text">
      <style:text-properties fo:font-size="11pt" style:text-underline-style="solid" style:text-underline-width="auto" style:text-underline-color="font-color" style:font-size-asian="11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Times New Roman1" fo:font-size="11pt" fo:letter-spacing="normal" fo:font-style="normal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Times New Roman1" fo:font-size="11pt" fo:letter-spacing="normal" fo:font-style="normal" style:text-underline-style="solid" style:text-underline-width="auto" style:text-underline-color="font-color" style:font-size-asian="11pt" style:font-size-complex="11pt"/>
    </style:style>
    <style:style style:name="T1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font-name="Times New Roman1" fo:letter-spacing="normal" fo:font-style="normal"/>
    </style:style>
    <style:style style:name="T16" style:family="text">
      <style:text-properties fo:font-variant="normal" fo:text-transform="none" fo:color="#000000" style:font-name="Times New Roman1" fo:letter-spacing="normal" fo:font-style="normal" style:text-underline-style="solid" style:text-underline-width="auto" style:text-underline-color="font-color"/>
    </style:style>
    <style:style style:name="T17" style:family="text">
      <style:text-properties fo:font-variant="normal" fo:text-transform="none" fo:color="#000000" style:font-name="Times New Roman1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variant="normal" fo:text-transform="none" fo:color="#000000" style:font-name="Times New Roman1" fo:letter-spacing="normal" fo:font-style="normal" style:text-underline-style="none"/>
    </style:style>
    <style:style style:name="T19" style:family="text">
      <style:text-properties fo:font-variant="normal" fo:text-transform="none" fo:color="#000000" style:font-name="Times New Roman1" fo:font-size="10pt" fo:letter-spacing="normal" fo:font-style="normal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variant="normal" fo:text-transform="none" fo:color="#000000" style:font-name="Times New Roman1" fo:font-size="9pt" fo:letter-spacing="normal" fo:font-style="normal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style:text-underline-style="none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pproval Form for <text:span text:style-name="T1">Applied Computer Science</text:span> Program of Study</text:p>
      <text:p text:style-name="P3">Computer Science, School of EECS, Oregon State University</text:p>
      <text:p text:style-name="P3"/>
      <text:p text:style-name="Standard"><text:span text:style-name="T3">The </text:span><text:span text:style-name="T4">Applied Computer Science</text:span><text:span text:style-name="T3"> option requires an approved program of study for each student. </text:span></text:p>
      <text:p text:style-name="P6">Students should file this petition at latest by the end of their second term in the professional program. </text:p>
      <text:p text:style-name="P5"/>
      <text:p text:style-name="P6">Students build their own program of study, to include their choice of CS Electives plus an Applied CS Program. </text:p>
      <text:p text:style-name="P6">The Computer Science Undergraduate Curriculum Committee reviews these programs of study for approval. </text:p>
      <text:p text:style-name="P6"/>
      <text:p text:style-name="P6">The Applied CS Program must meet the following conditions:</text:p>
      <text:list xml:id="list6243307891" text:style-name="WW8Num1">
        <text:list-item>
          <text:p text:style-name="P16">Minimum of 32 credits.</text:p>
        </text:list-item>
        <text:list-item>
          <text:p text:style-name="P16">Minimum of 12 upper division credits with prerequisites from within the applied program.</text:p>
        </text:list-item>
        <text:list-item>
          <text:p text:style-name="P16">Coherent body of knowledge where applications of computer science could play an important role.</text:p>
        </text:list-item>
        <text:list-item>
          <text:p text:style-name="P16">All applied program courses must be passed with C or better grades.</text:p>
        </text:list-item>
      </text:list>
      <text:p text:style-name="P6">Existing OSU minors may be proposed for use both as an Applied CS Program and as a minor. </text:p>
      <text:p text:style-name="P6">The Multimedia Minor is pre-approved as an Applied CS program.</text:p>
      <text:p text:style-name="P4"/>
      <text:h text:style-name="Heading_20_1" text:outline-level="1"><text:span text:style-name="T3">Student Name: </text:span><text:span text:style-name="T5"><text:tab/>Trevor Bramwell<text:tab/><text:tab/><text:tab/><text:tab/></text:span><text:span text:style-name="T3"> <text:s text:c="4"/>Student ID: </text:span><text:span text:style-name="T7"><text:s text:c="3"/></text:span><text:span text:style-name="T6">931-568-153 <text:s text:c="2"/></text:span></text:h>
      <text:p text:style-name="P6"/>
      <text:h text:style-name="Heading_20_1" text:outline-level="1"><text:span text:style-name="T3">Applied CS Program Name (e.g., Music): <text:s/></text:span><text:span text:style-name="T7"><text:s text:c="5"/></text:span><text:span text:style-name="T6">Free/Libre/Open Source Development <text:s text:c="7"/></text:span></text:h>
      <text:p text:style-name="P7"/>
      <text:p text:style-name="P5">CS Electives to support Applied CS Program goals (from list of approved CS electives):</text:p>
      <text:p text:style-name="P1"/>
      <text:p text:style-name="P2">Course<text:tab/><text:tab/><text:tab/> <text:s text:c="4"/>Course Title<text:tab/><text:tab/> <text:s text:c="19"/><text:tab/> <text:tab/>Prerequisites</text:p>
      <text:p text:style-name="P11"><text:span text:style-name="T8"><text:s/>CS 419</text:span>_ <text:s text:c="2"/><text:tab/>__<text:span text:style-name="T8">Special Topics in Open Source Development</text:span>_ <text:tab/>___________________________</text:p>
      <text:p text:style-name="P12"><text:span text:style-name="T8"><text:s/>CS 480 <text:s/></text:span><text:s text:c="3"/><text:tab/>_________<text:span text:style-name="T8">Translators <text:s text:c="11"/></text:span>_______________<text:span text:style-name="T8"> </text:span><text:s text:c="3"/><text:tab/>____<text:span text:style-name="T8">CS 311 &amp; CS 321</text:span>________</text:p>
      <text:p text:style-name="P5">Courses in the Applied CS Program (identify which have prerequisites and what the prerequisites are): </text:p>
      <text:p text:style-name="P5"/>
      <text:p text:style-name="P2">Course<text:tab/><text:tab/><text:tab/> <text:s text:c="4"/>Course Title<text:tab/><text:tab/> <text:s text:c="44"/>Credit Hours <text:s text:c="19"/>Prerequisites</text:p>
      <text:p text:style-name="P9"><text:span text:style-name="T8">COMM 280</text:span> <text:s text:c="2"/><text:tab/><text:span text:style-name="T19">Media Communication in the Information Age</text:span><text:span text:style-name="T21"> <text:tab/> <text:s text:c="19"/></text:span><text:span text:style-name="T22">__3___</text:span><text:span text:style-name="T23"> <text:s text:c="9"/></text:span><text:span text:style-name="T22"><text:s text:c="55"/></text:span></text:p>
      <text:p text:style-name="P10"><text:span text:style-name="T8">COMM 318</text:span> <text:s/><text:tab/><text:span text:style-name="T16">Advanced Interpersonal Communication</text:span><text:span text:style-name="T15"> <text:s text:c="39"/></text:span><text:span text:style-name="T16"><text:s text:c="4"/>3 <text:s text:c="5"/></text:span><text:span text:style-name="T18"><text:s text:c="3"/></text:span><text:span text:style-name="T15"><text:s text:c="7"/></text:span><text:span text:style-name="T16">COMM 218 <text:s text:c="34"/></text:span></text:p>
      <text:p text:style-name="P10"><text:span text:style-name="T8">COMM 321</text:span> <text:s text:c="2"/><text:tab/><text:span text:style-name="T8">I</text:span><text:span text:style-name="T12">ntroduction to Communication Theory</text:span> <text:s text:c="39"/><text:span text:style-name="T8"><text:s/>_ <text:s/>3___</text:span> <text:s text:c="9"/><text:span text:style-name="T16"><text:s text:c="21"/></text:span><text:span text:style-name="T13"><text:s/></text:span><text:span text:style-name="T12"><text:s text:c="30"/></text:span></text:p>
      <text:p text:style-name="P10"><text:span text:style-name="T16">COMM 322</text:span><text:span text:style-name="T18"> <text:tab/></text:span><text:span text:style-name="T16">Small-Group Problem Solving</text:span><text:span text:style-name="T18"> <text:tab/> <text:s text:c="39"/></text:span><text:span text:style-name="T16"><text:s text:c="4"/>3 <text:s text:c="5"/></text:span><text:span text:style-name="T18"><text:s text:c="11"/></text:span><text:span text:style-name="T16">COMM 218 <text:s text:c="33"/></text:span></text:p>
      <text:p text:style-name="P10"><text:span text:style-name="T8">COMM 326</text:span> <text:s text:c="2"/><text:tab/><text:span text:style-name="T12">Intercultural Communication</text:span><text:tab/> <text:s text:c="39"/>_<text:span text:style-name="T8">_3</text:span>___<text:tab/>__________________________<text:span text:style-name="T8"> <text:s text:c="2"/></text:span></text:p>
      <text:p text:style-name="P10"><text:span text:style-name="T8">COMM 482</text:span> <text:s text:c="2"/><text:tab/><text:span text:style-name="T12">The Media in Culture and Society</text:span><text:span text:style-name="T14"><text:tab/></text:span> <text:s/><text:tab/> <text:s text:c="19"/>__<text:span text:style-name="T8">3</text:span>___<text:tab/><text:span text:style-name="T12">COMM 280 <text:s text:c="29"/></text:span></text:p>
      <text:p text:style-name="P10"><text:span text:style-name="T8">COMM 432</text:span> <text:s text:c="2"/><text:tab/><text:span text:style-name="T12">Gender and Communication</text:span> <text:tab/> <text:s text:c="39"/>__<text:span text:style-name="T8">3</text:span>___<text:tab/><text:span text:style-name="T12">COMM 321 <text:s text:c="29"/></text:span></text:p>
      <text:p text:style-name="P10"><text:span text:style-name="T8">COMM 440</text:span> <text:s/><text:tab/><text:span text:style-name="T12">Theories of Conflict and Conflict Management</text:span><text:span text:style-name="T14"> <text:s text:c="4"/></text:span><text:s text:c="2"/><text:tab/> <text:s/>__<text:span text:style-name="T8">3</text:span>___<text:tab/><text:span text:style-name="T12">COMM 321 <text:s text:c="29"/></text:span></text:p>
      <text:p text:style-name="P10"><text:span text:style-name="T8">COMM 442</text:span> <text:s text:c="2"/><text:tab/><text:span text:style-name="T12">Bargaining and Negotiation Processes</text:span><text:span text:style-name="T14"> </text:span><text:s text:c="2"/><text:tab/> <text:s text:c="19"/>__<text:span text:style-name="T8">3</text:span>___<text:tab/><text:span text:style-name="T12">COMM 321 <text:s text:c="29"/></text:span></text:p>
      <text:p text:style-name="P10"><text:span text:style-name="T8">COMM 444</text:span> <text:s/><text:tab/><text:span text:style-name="T12">Third Parties in Dispute Resolution: Mediation &amp; Arbitration</text:span><text:span text:style-name="T11"> <text:s/></text:span>__<text:span text:style-name="T8">3</text:span>___<text:tab/><text:span text:style-name="T12">COMM 321 <text:s text:c="29"/></text:span></text:p>
      <text:p text:style-name="P10"><text:span text:style-name="T8">COMM 446</text:span> <text:s text:c="2"/><text:tab/><text:span text:style-name="T12">Communication in International Conflict and Disputes</text:span><text:tab/> <text:s/>__<text:span text:style-name="T8">3</text:span>___<text:tab/><text:span text:style-name="T12">COMM 321 <text:s text:c="29"/></text:span></text:p>
      <text:p text:style-name="P10"><text:span text:style-name="T8">COMM 324</text:span> <text:s text:c="2"/><text:tab/><text:span text:style-name="T8">Communication in Organizations</text:span> <text:s text:c="2"/><text:tab/><text:tab/><text:tab/> <text:s/><text:span text:style-name="T8">__3___</text:span><text:tab/>____________________________</text:p>
      <text:p text:style-name="P8"><text:span text:style-name="T2"><text:tab/><text:tab/><text:tab/><text:tab/><text:tab/> <text:s text:c="38"/>TOTAL _____</text:span><text:span text:style-name="T9">36</text:span><text:span text:style-name="T2">______ (must be 32 credits or more)</text:span></text:p>
      <text:p text:style-name="P13">Attach a one-page description of how you expect to use computer science to make a contribution to your applied area. Specifically, what would a BS/BA in CS allow you to do for this applied area that basic programming skills would not?</text:p>
      <text:p text:style-name="P13"/>
      <text:p text:style-name="P2">ACTION TAKEN: </text:p>
      <text:p text:style-name="P2">Approved ___ <text:s text:c="3"/>Denied___ <text:s text:c="4"/>Date ______ <text:tab/>Head Advisor Signature <text:s text:c="2"/>_____________________________ </text:p>
      <text:p text:style-name="P2">Approved ___ <text:s text:c="3"/>Denied___ <text:s text:c="4"/>Date ______ <text:tab/>Committee Signature <text:tab/> <text:s/>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text-properties fo:font-size="12pt" style:font-size-asian="12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53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roval Form for Applied Computer Science Option Program</dc:title>
    <meta:initial-creator>mpj</meta:initial-creator>
    <meta:creation-date>2009-03-06T14:09:00</meta:creation-date>
    <dc:date>2012-09-18T13:20:56</dc:date>
    <meta:print-date>2012-09-18T13:20:42</meta:print-date>
    <meta:editing-cycles>15</meta:editing-cycles>
    <meta:editing-duration>PT8H57M44S</meta:editing-duration>
    <meta:generator>LibreOffice/3.4$Unix LibreOffice_project/340m1$Build-402</meta:generator>
    <meta:document-statistic meta:table-count="0" meta:image-count="0" meta:object-count="0" meta:page-count="1" meta:paragraph-count="38" meta:word-count="415" meta:character-count="3742" meta:non-whitespace-character-count="2401"/>
    <meta:user-defined meta:name="Info 1"/>
    <meta:user-defined meta:name="Info 2"/>
    <meta:user-defined meta:name="Info 3"/>
    <meta:user-defined meta:name="Info 4"/>
  </office:meta>
</office:document-meta>
</file>